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59BE38614C0509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3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21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3">2. </text:p>
      <text:p text:style-name="P3">3. </text:p>
      <text:p text:style-name="P3">4. </text:p>
      <text:p text:style-name="P3"/>
      <text:p text:style-name="P1">5. </text:p>
      <text:p text:style-name="P1">6. </text:p>
      <text:p text:style-name="P1">7. </text:p>
      <text:p text:style-name="P2"/>
      <text:p text:style-name="P1">8. </text:p>
      <text:p text:style-name="P1">9. <text:span text:style-name="T3">No nos podemos creer que estés a punto de saber las notas del primer trimestre.</text:span></text:p>
      <text:p text:style-name="P1">10.</text:p>
      <text:p text:style-name="P1">11. </text:p>
      <text:p text:style-name="P1"/>
      <text:p text:style-name="P1">12. </text:p>
      <text:p text:style-name="P1">13. </text:p>
      <text:p text:style-name="P1">14. </text:p>
      <text:p text:style-name="P1"/>
      <text:p text:style-name="P1">15. </text:p>
      <text:p text:style-name="P1">16. </text:p>
      <text:p text:style-name="P1">17.</text:p>
      <text:p text:style-name="P1"/>
      <text:p text:style-name="P1">18. </text:p>
      <text:p text:style-name="P1">19. </text:p>
      <text:p text:style-name="P1">20. </text:p>
      <text:p text:style-name="P1"/>
      <text:p text:style-name="P4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859BE38614C05093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10:54.830757662</dc:date>
    <meta:editing-cycles>8</meta:editing-cycles>
    <meta:editing-duration>PT8H2M50S</meta:editing-duration>
    <meta:document-statistic meta:table-count="0" meta:image-count="1" meta:object-count="0" meta:page-count="2" meta:paragraph-count="21" meta:word-count="36" meta:character-count="152" meta:non-whitespace-character-count="119"/>
    <meta:template xlink:type="simple" xlink:actuate="onRequest" xlink:title="" xlink:href="Normal.dotm"/>
  </office:meta>
</office:document-meta>
</file>